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993cm" table:align="margins" style:may-break-between-rows="true" table:border-model="collapsing"/>
    </style:style>
    <style:style style:name="Table1.A" style:family="table-column">
      <style:table-column-properties style:column-width="1.205cm" style:rel-column-width="4646*"/>
    </style:style>
    <style:style style:name="Table1.B" style:family="table-column">
      <style:table-column-properties style:column-width="15.789cm" style:rel-column-width="60889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 style:data-style-name="N1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language="es" fo:country="EC" officeooo:rsid="0023600c"/>
    </style:style>
    <style:style style:name="P2" style:family="paragraph" style:parent-style-name="Text_20_body">
      <style:text-properties fo:language="es" fo:country="EC"/>
    </style:style>
    <style:style style:name="P3" style:family="paragraph" style:parent-style-name="Text_20_body">
      <style:text-properties fo:language="es" fo:country="EC" officeooo:rsid="00310a98" officeooo:paragraph-rsid="00310a98"/>
    </style:style>
    <style:style style:name="P4" style:family="paragraph" style:parent-style-name="Text_20_body">
      <style:text-properties fo:language="es" fo:country="EC" fo:font-style="normal" fo:font-weight="normal" officeooo:rsid="003523b9" officeooo:paragraph-rsid="003b4670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fo:language="es" fo:country="EC" fo:font-style="normal" fo:font-weight="normal" officeooo:rsid="0042463e" officeooo:paragraph-rsid="00437f5a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fo:language="es" fo:country="EC" officeooo:rsid="0042463e" officeooo:paragraph-rsid="0042463e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1ffe5d" officeooo:paragraph-rsid="001ffe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4b974" officeooo:paragraph-rsid="0024b9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b14fa" officeooo:paragraph-rsid="002b14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b14fa" officeooo:paragraph-rsid="002007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d8805" officeooo:paragraph-rsid="002d88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ebc11" officeooo:paragraph-rsid="002eb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50a4ae" officeooo:paragraph-rsid="0050a4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ext_20_body" style:list-style-name="L1">
      <style:text-properties fo:language="es" fo:country="EC" officeooo:rsid="002f27bf" officeooo:paragraph-rsid="002f27bf"/>
    </style:style>
    <style:style style:name="P16" style:family="paragraph" style:parent-style-name="Text_20_body" style:list-style-name="L1" style:master-page-name="">
      <loext:graphic-properties draw:fill="none"/>
      <style:paragraph-properties fo:margin-left="3.099cm" fo:margin-right="0cm" fo:margin-top="0cm" fo:margin-bottom="0.247cm" style:contextual-spacing="false" fo:line-height="115%" fo:text-indent="-1cm" style:auto-text-indent="false" style:page-number="auto" fo:background-color="transparent"/>
      <style:text-properties fo:language="es" fo:country="EC" officeooo:rsid="003523b9" officeooo:paragraph-rsid="003523b9"/>
    </style:style>
    <style:style style:name="P17" style:family="paragraph" style:parent-style-name="Text_20_body" style:list-style-name="L1">
      <style:text-properties fo:language="es" fo:country="EC" officeooo:rsid="00310a98" officeooo:paragraph-rsid="00310a98"/>
    </style:style>
    <style:style style:name="P18" style:family="paragraph" style:parent-style-name="Text_20_body" style:list-style-name="L1">
      <style:text-properties fo:language="es" fo:country="EC" officeooo:rsid="0031c3ab" officeooo:paragraph-rsid="0031c3ab"/>
    </style:style>
    <style:style style:name="P19" style:family="paragraph" style:parent-style-name="Text_20_body" style:list-style-name="L1">
      <style:text-properties fo:language="es" fo:country="EC" officeooo:rsid="00521720" officeooo:paragraph-rsid="00521720"/>
    </style:style>
    <style:style style:name="P20" style:family="paragraph" style:parent-style-name="Text_20_body" style:list-style-name="L1">
      <style:text-properties fo:language="es" fo:country="EC" officeooo:rsid="0057830b" officeooo:paragraph-rsid="0057830b"/>
    </style:style>
    <style:style style:name="P21" style:family="paragraph" style:parent-style-name="Text_20_body" style:list-style-name="L1">
      <style:paragraph-properties>
        <style:tab-stops/>
      </style:paragraph-properties>
      <style:text-properties fo:language="es" fo:country="EC" officeooo:rsid="003472a9" officeooo:paragraph-rsid="003472a9"/>
    </style:style>
    <style:style style:name="P22" style:family="paragraph" style:parent-style-name="Text_20_body" style:list-style-name="L1" style:master-page-name="">
      <loext:graphic-properties draw:fill="none"/>
      <style:paragraph-properties fo:margin-left="3cm" fo:margin-right="0cm" fo:margin-top="0cm" fo:margin-bottom="0.247cm" style:contextual-spacing="false" fo:line-height="115%" fo:text-indent="-1cm" style:auto-text-indent="false" style:page-number="auto" fo:background-color="transparent">
        <style:tab-stops/>
      </style:paragraph-properties>
      <style:text-properties fo:language="es" fo:country="EC" officeooo:rsid="003472a9" officeooo:paragraph-rsid="003472a9"/>
    </style:style>
    <style:style style:name="P23" style:family="paragraph" style:parent-style-name="Text_20_body" style:list-style-name="L1">
      <loext:graphic-properties draw:fill="none"/>
      <style:paragraph-properties fo:margin-left="3cm" fo:margin-right="0cm" fo:margin-top="0cm" fo:margin-bottom="0.247cm" style:contextual-spacing="false" fo:line-height="115%" fo:text-indent="-1cm" style:auto-text-indent="false" fo:background-color="transparent">
        <style:tab-stops/>
      </style:paragraph-properties>
      <style:text-properties fo:language="es" fo:country="EC" officeooo:rsid="003472a9" officeooo:paragraph-rsid="003472a9"/>
    </style:style>
    <style:style style:name="P24" style:family="paragraph" style:parent-style-name="Text_20_body" style:list-style-name="L1">
      <style:text-properties fo:language="es" fo:country="EC" officeooo:rsid="003472a9" officeooo:paragraph-rsid="003472a9"/>
    </style:style>
    <style:style style:name="P25" style:family="paragraph" style:parent-style-name="Text_20_body" style:list-style-name="L1">
      <style:text-properties fo:language="es" fo:country="EC" officeooo:rsid="003b4670" officeooo:paragraph-rsid="003b4670"/>
    </style:style>
    <style:style style:name="P26" style:family="paragraph" style:parent-style-name="Text_20_body" style:list-style-name="L1">
      <style:text-properties fo:language="es" fo:country="EC" fo:font-style="normal" fo:font-weight="normal" officeooo:rsid="00337334" officeooo:paragraph-rsid="003b4670" style:font-style-asian="normal" style:font-weight-asian="normal" style:font-style-complex="normal" style:font-weight-complex="normal"/>
    </style:style>
    <style:style style:name="P27" style:family="paragraph" style:parent-style-name="Text_20_body" style:list-style-name="L1">
      <style:text-properties fo:language="es" fo:country="EC" fo:font-style="normal" fo:font-weight="normal" officeooo:rsid="003f7713" officeooo:paragraph-rsid="003f7713" style:font-style-asian="normal" style:font-weight-asian="normal" style:font-style-complex="normal" style:font-weight-complex="normal"/>
    </style:style>
    <style:style style:name="P28" style:family="paragraph" style:parent-style-name="Text_20_body" style:list-style-name="L1">
      <style:text-properties fo:language="es" fo:country="EC" fo:font-style="normal" fo:font-weight="normal" officeooo:rsid="003523b9" officeooo:paragraph-rsid="003b4670" style:font-style-asian="normal" style:font-weight-asian="normal" style:font-style-complex="normal" style:font-weight-complex="normal"/>
    </style:style>
    <style:style style:name="P29" style:family="paragraph" style:parent-style-name="Text_20_body" style:list-style-name="L1">
      <style:text-properties fo:language="es" fo:country="EC" fo:font-style="normal" fo:font-weight="normal" officeooo:rsid="00454805" officeooo:paragraph-rsid="004ee760" style:font-style-asian="normal" style:font-weight-asian="normal" style:font-style-complex="normal" style:font-weight-complex="normal"/>
    </style:style>
    <style:style style:name="P30" style:family="paragraph" style:parent-style-name="Text_20_body" style:list-style-name="L1">
      <style:text-properties fo:language="es" fo:country="EC" fo:font-style="normal" fo:font-weight="normal" officeooo:rsid="004f73d0" officeooo:paragraph-rsid="004f73d0" style:font-style-asian="normal" style:font-weight-asian="normal" style:font-style-complex="normal" style:font-weight-complex="normal"/>
    </style:style>
    <style:style style:name="P31" style:family="paragraph" style:parent-style-name="Text_20_body" style:list-style-name="L1">
      <style:text-properties fo:language="es" fo:country="EC" fo:font-style="normal" fo:font-weight="normal" officeooo:rsid="004df6db" officeooo:paragraph-rsid="004df6db" style:font-style-asian="normal" style:font-weight-asian="normal" style:font-style-complex="normal" style:font-weight-complex="normal"/>
    </style:style>
    <style:style style:name="P32" style:family="paragraph" style:parent-style-name="Text_20_body" style:list-style-name="L1">
      <style:text-properties fo:language="es" fo:country="EC" fo:font-style="normal" fo:font-weight="normal" officeooo:rsid="00473664" officeooo:paragraph-rsid="00473664" style:font-style-asian="normal" style:font-weight-asian="normal" style:font-style-complex="normal" style:font-weight-complex="normal"/>
    </style:style>
    <style:style style:name="P33" style:family="paragraph" style:parent-style-name="Text_20_body" style:list-style-name="L1">
      <style:text-properties fo:language="es" fo:country="EC" fo:font-style="normal" fo:font-weight="normal" officeooo:rsid="004c84a9" officeooo:paragraph-rsid="004c84a9" style:font-style-asian="normal" style:font-weight-asian="normal" style:font-style-complex="normal" style:font-weight-complex="normal"/>
    </style:style>
    <style:style style:name="P34" style:family="paragraph" style:parent-style-name="Text_20_body" style:list-style-name="L1">
      <style:text-properties fo:language="es" fo:country="EC" fo:font-style="normal" fo:font-weight="normal" officeooo:rsid="00488e70" officeooo:paragraph-rsid="00488e70" style:font-style-asian="normal" style:font-weight-asian="normal" style:font-style-complex="normal" style:font-weight-complex="normal"/>
    </style:style>
    <style:style style:name="P35" style:family="paragraph" style:parent-style-name="Text_20_body" style:list-style-name="L1">
      <style:text-properties fo:language="es" fo:country="EC" fo:font-style="normal" fo:font-weight="normal" officeooo:rsid="0050a4ae" officeooo:paragraph-rsid="0050a4ae" style:font-style-asian="normal" style:font-weight-asian="normal" style:font-style-complex="normal" style:font-weight-complex="normal"/>
    </style:style>
    <style:style style:name="P36" style:family="paragraph" style:parent-style-name="Text_20_body" style:list-style-name="L1">
      <style:text-properties fo:language="es" fo:country="EC" fo:font-style="normal" fo:font-weight="normal" officeooo:rsid="004beeb1" officeooo:paragraph-rsid="004beeb1" style:font-style-asian="normal" style:font-weight-asian="normal" style:font-style-complex="normal" style:font-weight-complex="normal"/>
    </style:style>
    <style:style style:name="P37" style:family="paragraph" style:parent-style-name="Text_20_body" style:list-style-name="L1">
      <style:text-properties fo:language="es" fo:country="EC" fo:font-style="normal" fo:font-weight="normal" officeooo:rsid="004f73d0" officeooo:paragraph-rsid="004f73d0" fo:background-color="#ffff00" style:font-style-asian="normal" style:font-weight-asian="normal" style:font-style-complex="normal" style:font-weight-complex="normal"/>
    </style:style>
    <style:style style:name="P38" style:family="paragraph" style:parent-style-name="Text_20_body" style:list-style-name="L1">
      <style:text-properties fo:language="es" fo:country="EC" fo:font-style="normal" fo:font-weight="normal" officeooo:rsid="0050a4ae" officeooo:paragraph-rsid="0050a4ae" fo:background-color="#ffff00" style:font-style-asian="normal" style:font-weight-asian="normal" style:font-style-complex="normal" style:font-weight-complex="normal"/>
    </style:style>
    <style:style style:name="P39" style:family="paragraph" style:parent-style-name="Text_20_body" style:list-style-name="L1">
      <style:text-properties fo:language="es" fo:country="EC" officeooo:rsid="00592f29" officeooo:paragraph-rsid="00592f29"/>
    </style:style>
    <style:style style:name="P40" style:family="paragraph" style:parent-style-name="Text_20_body">
      <style:text-properties fo:language="es" fo:country="EC"/>
    </style:style>
    <style:style style:name="T1" style:family="text">
      <style:text-properties officeooo:rsid="003523b9"/>
    </style:style>
    <style:style style:name="T2" style:family="text">
      <style:text-properties officeooo:rsid="003b4670"/>
    </style:style>
    <style:style style:name="T3" style:family="text">
      <style:text-properties officeooo:rsid="003c5408"/>
    </style:style>
    <style:style style:name="T4" style:family="text">
      <style:text-properties officeooo:rsid="00413340"/>
    </style:style>
    <style:style style:name="T5" style:family="text">
      <style:text-properties officeooo:rsid="00437f5a"/>
    </style:style>
    <style:style style:name="T6" style:family="text">
      <style:text-properties officeooo:rsid="00473664"/>
    </style:style>
    <style:style style:name="T7" style:family="text">
      <style:text-properties officeooo:rsid="004c84a9"/>
    </style:style>
    <style:style style:name="T8" style:family="text">
      <style:text-properties officeooo:rsid="004df6db"/>
    </style:style>
    <style:style style:name="T9" style:family="text">
      <style:text-properties officeooo:rsid="004ee760"/>
    </style:style>
    <style:style style:name="T10" style:family="text">
      <style:text-properties officeooo:rsid="0050a4ae"/>
    </style:style>
    <style:style style:name="T11" style:family="text">
      <style:text-properties officeooo:rsid="0055d1b4"/>
    </style:style>
    <style:style style:name="T12" style:family="text">
      <style:text-properties officeooo:rsid="0057830b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es" number:country="EC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6">Parte I. Fundamentos de Python</text:p>
      <text:list xml:id="list4270166874" text:style-name="L1">
        <text:list-item>
          <text:p text:style-name="P15">Introducción.</text:p>
          <text:list>
            <text:list-item>
              <text:p text:style-name="P15">Material y recursos importantes</text:p>
            </text:list-item>
            <text:list-item>
              <text:p text:style-name="P15">¿Qué es y por qué usar Python?</text:p>
              <text:list>
                <text:list-item>
                  <text:p text:style-name="P16">Algunos ejemplos interesantes</text:p>
                </text:list-item>
              </text:list>
            </text:list-item>
            <text:list-item>
              <text:p text:style-name="P17">El Zen de Python</text:p>
            </text:list-item>
            <text:list-item>
              <text:p text:style-name="P18">Instalación, IDE <text:span text:style-name="T1">y Jupyter Notebooks</text:span></text:p>
            </text:list-item>
            <text:list-item>
              <text:p text:style-name="P19">Ejemplo Jupyter</text:p>
            </text:list-item>
          </text:list>
        </text:list-item>
        <text:list-item>
          <text:p text:style-name="P17"><text:span text:style-name="T11">Sintaxis, v</text:span>ariables y operadores</text:p>
          <text:list>
            <text:list-item>
              <text:p text:style-name="P20">Funciones básicas y sintaxis</text:p>
            </text:list-item>
            <text:list-item>
              <text:p text:style-name="P21">Introducción a datos</text:p>
              <text:list>
                <text:list-item>
                  <text:p text:style-name="P22">Resource allocation</text:p>
                </text:list-item>
                <text:list-item>
                  <text:p text:style-name="P23">Memory reference</text:p>
                </text:list-item>
              </text:list>
            </text:list-item>
            <text:list-item>
              <text:p text:style-name="P24">Clases <text:span text:style-name="T12">(tipos)</text:span> de variables</text:p>
            </text:list-item>
            <text:list-item>
              <text:p text:style-name="P24">Estructuras de datos y datos anidados</text:p>
            </text:list-item>
            <text:list-item>
              <text:p text:style-name="P39">Slicing </text:p>
            </text:list-item>
            <text:list-item>
              <text:p text:style-name="P17">Operadores aritméticos y lógicos</text:p>
            </text:list-item>
          </text:list>
        </text:list-item>
        <text:list-item>
          <text:p text:style-name="P18">Funciones, <text:span text:style-name="T2">clases y objetos</text:span></text:p>
          <text:list>
            <text:list-item>
              <text:p text:style-name="P25">Funciones</text:p>
            </text:list-item>
            <text:list-item>
              <text:p text:style-name="P25">Objetos: <text:span text:style-name="T9">clases, </text:span><text:span text:style-name="T3">atributos </text:span><text:span text:style-name="T9">y</text:span><text:span text:style-name="T3"> </text:span>métodos</text:p>
            </text:list-item>
          </text:list>
        </text:list-item>
        <text:list-item>
          <text:p text:style-name="P26">Loops y <text:span text:style-name="T1">i</text:span>f statements</text:p>
          <text:list>
            <text:list-item>
              <text:p text:style-name="P27">for y while loops</text:p>
            </text:list-item>
            <text:list-item>
              <text:p text:style-name="P28">if, <text:span text:style-name="T4">elif, else</text:span></text:p>
            </text:list-item>
          </text:list>
        </text:list-item>
        <text:list-item>
          <text:p text:style-name="P29">El ecosistema Python</text:p>
          <text:list>
            <text:list-item>
              <text:p text:style-name="P29">Instalación <text:span text:style-name="T6">y uso </text:span>de librerías</text:p>
            </text:list-item>
            <text:list-item>
              <text:p text:style-name="P30">Recursos importantes</text:p>
            </text:list-item>
          </text:list>
        </text:list-item>
      </text:list>
      <text:p text:style-name="P5"/>
      <text:p text:style-name="P5">Parte I<text:span text:style-name="T5">I</text:span>. <text:span text:style-name="T9">Datos</text:span></text:p>
      <text:list xml:id="list81217423918323" text:continue-numbering="true" text:style-name="L1">
        <text:list-item>
          <text:p text:style-name="P31">Pandas</text:p>
          <text:list>
            <text:list-item>
              <text:p text:style-name="P32">Objetos de pandas: Series y DataFrames</text:p>
            </text:list-item>
            <text:list-item>
              <text:p text:style-name="P30"><text:soft-page-break/>Carga y almacenamiento de datos</text:p>
            </text:list-item>
            <text:list-item>
              <text:p text:style-name="P32">Slicing <text:span text:style-name="T7">(loc, iloc, sample, head, tail)</text:span></text:p>
            </text:list-item>
            <text:list-item>
              <text:p text:style-name="P33">Transformaciones (pivoting, <text:span text:style-name="T8">duplicados, valores perdidos</text:span>)</text:p>
            </text:list-item>
            <text:list-item>
              <text:p text:style-name="P34"><text:span text:style-name="T10">Apply &amp;</text:span> <text:span text:style-name="T10">Map</text:span>.</text:p>
            </text:list-item>
            <text:list-item>
              <text:p text:style-name="P35">Datos agrupados (groupby, transform, aggregate).</text:p>
            </text:list-item>
            <text:list-item>
              <text:p text:style-name="P35">Gráficos</text:p>
            </text:list-item>
          </text:list>
        </text:list-item>
        <text:list-item>
          <text:p text:style-name="P37">GeoPandas</text:p>
          <text:list>
            <text:list-item>
              <text:p text:style-name="P30">Puntos, líneas, polígonos. (shapefiles)</text:p>
            </text:list-item>
            <text:list-item>
              <text:p text:style-name="P30">Raster<text:span text:style-name="T10">s</text:span></text:p>
            </text:list-item>
            <text:list-item>
              <text:p text:style-name="P35">Gráficos</text:p>
            </text:list-item>
          </text:list>
        </text:list-item>
        <text:list-item>
          <text:p text:style-name="P36">Web Scraping</text:p>
          <text:list>
            <text:list-item>
              <text:p text:style-name="P36"><text:span text:style-name="T7">P</text:span>andas</text:p>
            </text:list-item>
            <text:list-item>
              <text:p text:style-name="P36">Beautiful Soup</text:p>
            </text:list-item>
            <text:list-item>
              <text:p text:style-name="P30">APIs</text:p>
            </text:list-item>
          </text:list>
        </text:list-item>
        <text:list-item>
          <text:p text:style-name="P33">Fuzzy Search</text:p>
        </text:list-item>
        <text:list-item>
          <text:p text:style-name="P38">Python simbólico</text:p>
        </text:list-item>
      </text:list>
      <text:p text:style-name="P4"/>
      <text:p text:style-name="P2"/>
      <text:p text:style-name="P2"/>
      <text:p text:style-name="P3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Clase</text:p>
          </table:table-cell>
          <table:table-cell table:style-name="Table1.B1" office:value-type="string">
            <text:p text:style-name="P14">Tema</text:p>
          </table:table-cell>
        </table:table-row>
        <table:table-row table:style-name="Table1.1">
          <table:table-cell table:style-name="Table1.A2" office:value-type="float" office:value="1">
            <text:p text:style-name="P7">1</text:p>
          </table:table-cell>
          <table:table-cell table:style-name="Table1.B2" office:value-type="string">
            <text:p text:style-name="P11"/>
          </table:table-cell>
        </table:table-row>
        <table:table-row table:style-name="Table1.1">
          <table:table-cell table:style-name="Table1.A2" office:value-type="float" office:value="2">
            <text:p text:style-name="P7">2</text:p>
          </table:table-cell>
          <table:table-cell table:style-name="Table1.B3" office:value-type="string">
            <text:p text:style-name="P10"/>
          </table:table-cell>
        </table:table-row>
        <table:table-row table:style-name="Table1.1">
          <table:table-cell table:style-name="Table1.A2" office:value-type="float" office:value="3">
            <text:p text:style-name="P7">3</text:p>
          </table:table-cell>
          <table:table-cell table:style-name="Table1.B4" office:value-type="string">
            <text:p text:style-name="P12"/>
          </table:table-cell>
        </table:table-row>
        <table:table-row table:style-name="Table1.1">
          <table:table-cell table:style-name="Table1.A2" office:value-type="float" office:value="4">
            <text:p text:style-name="P7">4</text:p>
          </table:table-cell>
          <table:table-cell table:style-name="Table1.B5" office:value-type="string">
            <text:p text:style-name="P8"/>
          </table:table-cell>
        </table:table-row>
        <table:table-row table:style-name="Table1.1">
          <table:table-cell table:style-name="Table1.A2" office:value-type="float" office:value="5">
            <text:p text:style-name="P7">5</text:p>
          </table:table-cell>
          <table:table-cell table:style-name="Table1.B6" office:value-type="string">
            <text:p text:style-name="P8"/>
          </table:table-cell>
        </table:table-row>
        <table:table-row table:style-name="Table1.1">
          <table:table-cell table:style-name="Table1.A2" office:value-type="float" office:value="6">
            <text:p text:style-name="P7">6</text:p>
          </table:table-cell>
          <table:table-cell table:style-name="Table1.B7" office:value-type="string">
            <text:p text:style-name="P13"/>
          </table:table-cell>
        </table:table-row>
        <table:table-row table:style-name="Table1.1">
          <table:table-cell table:style-name="Table1.A2" office:value-type="float" office:value="7">
            <text:p text:style-name="P7">7</text:p>
          </table:table-cell>
          <table:table-cell table:style-name="Table1.B8" office:value-type="string">
            <text:p text:style-name="P12"/>
          </table:table-cell>
        </table:table-row>
        <table:table-row table:style-name="Table1.1">
          <table:table-cell table:style-name="Table1.A2" office:value-type="float" office:value="8">
            <text:p text:style-name="P7">8</text:p>
          </table:table-cell>
          <table:table-cell table:style-name="Table1.B9" office:value-type="string">
            <text:p text:style-name="P8"/>
          </table:table-cell>
        </table:table-row>
        <table:table-row table:style-name="Table1.1">
          <table:table-cell table:style-name="Table1.A2" office:value-type="float" office:value="9">
            <text:p text:style-name="P7">9</text:p>
          </table:table-cell>
          <table:table-cell table:style-name="Table1.B10" office:value-type="string">
            <text:p text:style-name="P8"/>
          </table:table-cell>
        </table:table-row>
        <table:table-row table:style-name="Table1.1">
          <table:table-cell table:style-name="Table1.A2" office:value-type="float" office:value="10">
            <text:p text:style-name="P7">10</text:p>
          </table:table-cell>
          <table:table-cell table:style-name="Table1.B11" office:value-type="string">
            <text:p text:style-name="P8"/>
          </table:table-cell>
        </table:table-row>
        <text:soft-page-break/>
        <table:table-row table:style-name="Table1.1">
          <table:table-cell table:style-name="Table1.A2" office:value-type="float" office:value="11">
            <text:p text:style-name="P7">11</text:p>
          </table:table-cell>
          <table:table-cell table:style-name="Table1.B12" office:value-type="string">
            <text:p text:style-name="P8"/>
          </table:table-cell>
        </table:table-row>
        <table:table-row table:style-name="Table1.1">
          <table:table-cell table:style-name="Table1.A2" office:value-type="float" office:value="12">
            <text:p text:style-name="P7">12</text:p>
          </table:table-cell>
          <table:table-cell table:style-name="Table1.B13" office:value-type="string"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09T08:12:17.295375720</dc:date>
    <dc:creator>Alejandro Acosta</dc:creator>
    <meta:editing-duration>P1DT18H53M26S</meta:editing-duration>
    <meta:editing-cycles>23</meta:editing-cycles>
    <meta:generator>LibreOffice/7.2.0.4$Linux_X86_64 LibreOffice_project/20$Build-4</meta:generator>
    <meta:document-statistic meta:table-count="1" meta:image-count="0" meta:object-count="0" meta:page-count="3" meta:paragraph-count="59" meta:word-count="201" meta:character-count="1134" meta:non-whitespace-character-count="1034"/>
  </office:meta>
</office:document-meta>
</file>